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29.35mm" svg:y="153.73mm">
            <draw:object draw:notify-on-update-of-ranges="Arkusz1.A1:Arkusz1.A1 Arkusz1.A2:Arkusz1.A6 Arkusz1.B1:Arkusz1.B1 Arkusz1.B2:Arkusz1.B6 Arkusz1.C1:Arkusz1.C1 Arkusz1.C2:Arkusz1.C6 Arkusz1.D1:Arkusz1.D1 Arkusz1.D2:Arkusz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.11mm" svg:y="48.57mm">
            <draw:object draw:notify-on-update-of-ranges="Arkusz1.A2:Arkusz1.A6 Arkusz1.B2:Arkusz1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9.16mm" svg:height="143.57mm" svg:x="200.17mm" svg:y="146.09mm">
            <draw:object draw:notify-on-update-of-ranges="Arkusz1.A2:Arkusz1.A6 Arkusz1.C2:Arkusz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12.01mm" svg:height="133.07mm" svg:x="205.68mm" svg:y="0mm">
            <draw:object draw:notify-on-update-of-ranges="Arkusz1.A2:Arkusz1.A6 Arkusz1.D2:Arkusz1.D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OWOCE</text:p>
          </table:table-cell>
          <table:table-cell table:style-name="ce1" office:value-type="string" calcext:value-type="string">
            <text:p>SKLEP 1</text:p>
          </table:table-cell>
          <table:table-cell table:style-name="ce1" office:value-type="string" calcext:value-type="string">
            <text:p>SKLEP 2 </text:p>
          </table:table-cell>
          <table:table-cell table:style-name="ce1" office:value-type="string" calcext:value-type="string">
            <text:p>SKLEP 3</text:p>
          </table:table-cell>
          <table:table-cell table:style-name="ce1" office:value-type="string" calcext:value-type="string">
            <text:p>RAZEM</text:p>
          </table:table-cell>
        </table:table-row>
        <table:table-row table:style-name="ro1">
          <table:table-cell office:value-type="string" calcext:value-type="string">
            <text:p>pomarańcze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currency" office:currency="PLN" office:value="120" calcext:value-type="currency">
            <text:p>120,00 zł</text:p>
          </table:table-cell>
          <table:table-cell office:value-type="currency" office:currency="PLN" office:value="235" calcext:value-type="currency">
            <text:p>235,00 zł</text:p>
          </table:table-cell>
          <table:table-cell table:formula="of:=SUM([.B2:.D2])" office:value-type="currency" office:currency="PLN" office:value="1585" calcext:value-type="currency">
            <text:p>1 585,00 zł</text:p>
          </table:table-cell>
        </table:table-row>
        <table:table-row table:style-name="ro1">
          <table:table-cell office:value-type="string" calcext:value-type="string">
            <text:p>cytryny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currency" office:currency="PLN" office:value="340" calcext:value-type="currency">
            <text:p>340,00 zł</text:p>
          </table:table-cell>
          <table:table-cell office:value-type="currency" office:currency="PLN" office:value="235" calcext:value-type="currency">
            <text:p>235,00 zł</text:p>
          </table:table-cell>
          <table:table-cell table:formula="of:=SUM([.B3:.D3])" office:value-type="currency" office:currency="PLN" office:value="1695" calcext:value-type="currency">
            <text:p>1 695,00 zł</text:p>
          </table:table-cell>
        </table:table-row>
        <table:table-row table:style-name="ro1">
          <table:table-cell office:value-type="string" calcext:value-type="string">
            <text:p>banany</text:p>
          </table:table-cell>
          <table:table-cell office:value-type="currency" office:currency="PLN" office:value="204" calcext:value-type="currency">
            <text:p>204,00 zł</text:p>
          </table:table-cell>
          <table:table-cell office:value-type="currency" office:currency="PLN" office:value="450" calcext:value-type="currency">
            <text:p>450,00 zł</text:p>
          </table:table-cell>
          <table:table-cell office:value-type="currency" office:currency="PLN" office:value="12" calcext:value-type="currency">
            <text:p>12,00 zł</text:p>
          </table:table-cell>
          <table:table-cell table:formula="of:=SUM([.B4:.D4])" office:value-type="currency" office:currency="PLN" office:value="666" calcext:value-type="currency">
            <text:p>666,00 zł</text:p>
          </table:table-cell>
        </table:table-row>
        <table:table-row table:style-name="ro1">
          <table:table-cell office:value-type="string" calcext:value-type="string">
            <text:p>mandarynki</text:p>
          </table:table-cell>
          <table:table-cell office:value-type="currency" office:currency="PLN" office:value="2540" calcext:value-type="currency">
            <text:p>2 540,00 zł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currency" office:currency="PLN" office:value="4" calcext:value-type="currency">
            <text:p>4,00 zł</text:p>
          </table:table-cell>
          <table:table-cell table:formula="of:=SUM([.B5:.D5])" office:value-type="currency" office:currency="PLN" office:value="4324" calcext:value-type="currency">
            <text:p>4 324,00 zł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currency" office:currency="PLN" office:value="267" calcext:value-type="currency">
            <text:p>267,00 zł</text:p>
          </table:table-cell>
          <table:table-cell office:value-type="currency" office:currency="PLN" office:value="80" calcext:value-type="currency">
            <text:p>80,00 zł</text:p>
          </table:table-cell>
          <table:table-cell office:value-type="currency" office:currency="PLN" office:value="34" calcext:value-type="currency">
            <text:p>34,00 zł</text:p>
          </table:table-cell>
          <table:table-cell table:formula="of:=SUM([.B6:.D6])" office:value-type="currency" office:currency="PLN" office:value="381" calcext:value-type="currency">
            <text:p>381,00 zł</text:p>
          </table:table-cell>
        </table:table-row>
        <table:table-row table:style-name="ro1">
          <table:table-cell table:style-name="ce1" office:value-type="string" calcext:value-type="string">
            <text:p>RAZEM</text:p>
          </table:table-cell>
          <table:table-cell table:style-name="ce3" table:formula="of:=SUM([.B2:.B6])" office:value-type="currency" office:currency="PLN" office:value="5361" calcext:value-type="currency">
            <text:p>5 361,00 zł</text:p>
          </table:table-cell>
          <table:table-cell table:style-name="ce3" table:formula="of:=SUM([.C2:.C6])" office:value-type="currency" office:currency="PLN" office:value="2770" calcext:value-type="currency">
            <text:p>2 770,00 zł</text:p>
          </table:table-cell>
          <table:table-cell table:style-name="ce3" table:formula="of:=SUM([.D2:.D6])" office:value-type="currency" office:currency="PLN" office:value="520" calcext:value-type="currency">
            <text:p>520,00 zł</text:p>
          </table:table-cell>
          <table:table-cell table:style-name="ce3" table:formula="of:=SUM([.E2:.E6])" office:value-type="currency" office:currency="PLN" office:value="8651" calcext:value-type="currency">
            <text:p>8 651,00 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47:13.773000000</meta:creation-date>
    <dc:date>2018-10-11T15:20:37.378000000</dc:date>
    <meta:editing-duration>PT1M13S</meta:editing-duration>
    <meta:editing-cycles>1</meta:editing-cycles>
    <meta:document-statistic meta:table-count="1" meta:cell-count="35" meta:object-count="4"/>
    <meta:generator>LibreOffice/6.1.1.2$Windows_x86 LibreOffice_project/5d19a1bfa650b796764388cd8b33a5af1f5baa1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cytrusy obroty w lutym 2017</text:p>
        </chart:title>
        <chart:legend chart:legend-position="bottom" svg:x="4.986cm" svg:y="8.401cm" style:legend-expansion="wide" chart:style-name="ch3"/>
        <chart:plot-area chart:style-name="ch4" table:cell-range-address="Arkusz1.A1:Arkusz1.D6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64cm" svg:y="1.279cm" svg:width="13.416cm" svg:height="6.1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rkusz1.A2:Arkusz1.A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rkusz1.B2:Arkusz1.B6" chart:label-cell-address="Arkusz1.B1:Arkusz1.B1" chart:class="chart:bar">
            <chart:data-point chart:repeated="5"/>
          </chart:series>
          <chart:series chart:style-name="ch10" chart:values-cell-range-address="Arkusz1.C2:Arkusz1.C6" chart:label-cell-address="Arkusz1.C1:Arkusz1.C1" chart:class="chart:bar">
            <chart:data-point chart:repeated="5"/>
          </chart:series>
          <chart:series chart:style-name="ch11" chart:values-cell-range-address="Arkusz1.D2:Arkusz1.D6" chart:label-cell-address="Arkusz1.D1:Arkusz1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LEP 1</text:p>
                <draw:g>
                  <svg:desc>Arkusz1.B1:Arkusz1.B1</svg:desc>
                </draw:g>
              </table:table-cell>
              <table:table-cell office:value-type="string">
                <text:p>SKLEP 2 </text:p>
                <draw:g>
                  <svg:desc>Arkusz1.C1:Arkusz1.C1</svg:desc>
                </draw:g>
              </table:table-cell>
              <table:table-cell office:value-type="string">
                <text:p>SKLEP 3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marańcze</text:p>
                <draw:g>
                  <svg:desc>Arkusz1.A2:Arkusz1.A6</svg:desc>
                </draw:g>
              </table:table-cell>
              <table:table-cell office:value-type="float" office:value="1230">
                <text:p>1230</text:p>
                <draw:g>
                  <svg:desc>Arkusz1.B2:Arkusz1.B6</svg:desc>
                </draw:g>
              </table:table-cell>
              <table:table-cell office:value-type="float" office:value="120">
                <text:p>120</text:p>
                <draw:g>
                  <svg:desc>Arkusz1.C2:Arkusz1.C6</svg:desc>
                </draw:g>
              </table:table-cell>
              <table:table-cell office:value-type="float" office:value="235">
                <text:p>235</text:p>
                <draw:g>
                  <svg:desc>Arkusz1.D2:Arkusz1.D6</svg:desc>
                </draw:g>
              </table:table-cell>
            </table:table-row>
            <table:table-row>
              <table:table-cell office:value-type="string">
                <text:p>cytryny</text:p>
              </table:table-cell>
              <table:table-cell office:value-type="float" office:value="1120">
                <text:p>1120</text:p>
              </table:table-cell>
              <table:table-cell office:value-type="float" office:value="340">
                <text:p>3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banany</text:p>
              </table:table-cell>
              <table:table-cell office:value-type="float" office:value="204">
                <text:p>204</text:p>
              </table:table-cell>
              <table:table-cell office:value-type="float" office:value="450">
                <text:p>4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ndarynki</text:p>
              </table:table-cell>
              <table:table-cell office:value-type="float" office:value="2540">
                <text:p>2540</text:p>
              </table:table-cell>
              <table:table-cell office:value-type="float" office:value="1780">
                <text:p>1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267">
                <text:p>267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 chart:data-label-number="percentage" chart:data-label-text="true" chart:data-label-symbol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4" style:percentage-data-style-name="N10010">
      <style:chart-properties loext:label-stroke-color="#3465a4" chart:link-data-style-to-source="true" chart:data-label-number="percentage" chart:data-label-text="true" chart:data-label-symbol="tru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 chart:label-position="inside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17cm" svg:height="14.358cm" xlink:href=".." xlink:type="simple" chart:class="chart:circle" chart:style-name="ch1">
        <chart:title svg:x="8.488cm" svg:y="0.423cm" chart:style-name="ch2">
          <text:p>SKLEP 2</text:p>
        </chart:title>
        <chart:subtitle svg:x="5.988cm" svg:y="1.489cm" chart:style-name="ch3">
          <text:p>Procentowy udział sprzedaży cytrusów</text:p>
        </chart:subtitle>
        <chart:legend chart:legend-position="bottom" svg:x="4.854cm" svg:y="13.759cm" style:legend-expansion="wide" chart:style-name="ch4"/>
        <chart:plot-area chart:style-name="ch5" table:cell-range-address="Arkusz1.A2:Arkusz1.A6 Arkusz1.C2:Arkusz1.C6" chart:data-source-has-labels="column" svg:x="0.509cm" svg:y="2.173cm" svg:width="18.117cm" svg:height="9.0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725cm" svg:y="0.886cm" svg:width="14.403cm" svg:height="11.94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rkusz1.A2:Arkusz1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Arkusz1.C2:Arkusz1.C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pomarańcze</text:p>
                <draw:g>
                  <svg:desc>Arkusz1.A2:Arkusz1.A6</svg:desc>
                </draw:g>
              </table:table-cell>
              <table:table-cell office:value-type="float" office:value="120">
                <text:p>120</text:p>
                <draw:g>
                  <svg:desc>Arkusz1.C2:Arkusz1.C6</svg:desc>
                </draw:g>
              </table:table-cell>
            </table:table-row>
            <table:table-row>
              <table:table-cell office:value-type="string">
                <text:p>cytryny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banany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mandarynki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4" style:percentage-data-style-name="N10010">
      <style:chart-properties loext:label-stroke-color="#3465a4" chart:link-data-style-to-source="true" chart:data-label-number="percentage" chart:data-label-text="true" chart:data-label-symbol="tru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03cm" svg:y="0.316cm" chart:style-name="ch2">
          <text:p>SKLEP 1</text:p>
        </chart:title>
        <chart:subtitle svg:x="4.636cm" svg:y="1.275cm" chart:style-name="ch3">
          <text:p>Procentowy udział sprzedży cytrusów</text:p>
        </chart:subtitle>
        <chart:legend chart:legend-position="bottom" svg:x="3.396cm" svg:y="8.401cm" style:legend-expansion="wide" chart:style-name="ch4"/>
        <chart:plot-area chart:style-name="ch5" table:cell-range-address="Arkusz1.A2:Arkusz1.B6" chart:data-source-has-labels="column" svg:x="0.32cm" svg:y="2.138cm" svg:width="15.36cm" svg:height="5.89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896cm" svg:y="2.412cm" svg:width="11.036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rkusz1.A2:Arkusz1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Arkusz1.B2:Arkusz1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pomarańcze</text:p>
                <draw:g>
                  <svg:desc>Arkusz1.A2:Arkusz1.A6</svg:desc>
                </draw:g>
              </table:table-cell>
              <table:table-cell office:value-type="float" office:value="1230">
                <text:p>1230</text:p>
                <draw:g>
                  <svg:desc>Arkusz1.B2:Arkusz1.B6</svg:desc>
                </draw:g>
              </table:table-cell>
            </table:table-row>
            <table:table-row>
              <table:table-cell office:value-type="string">
                <text:p>cytryny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banany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mandarynki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 chart:data-label-number="percentage" chart:data-label-text="true" chart:data-label-symbol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4" style:percentage-data-style-name="N10010">
      <style:chart-properties loext:label-stroke-color="#3465a4" chart:link-data-style-to-source="true" chart:data-label-number="percentage" chart:data-label-text="true" chart:data-label-symbol="tru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chart-properties chart:solid-type="cuboid" chart:label-position="inside"/>
      <style:graphic-properties draw:fill-color="#579d1c"/>
    </style:style>
    <style:style style:name="ch14" style:family="chart">
      <style:chart-properties chart:solid-type="cuboid" chart:label-position="center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02cm" svg:height="13.308cm" xlink:href=".." xlink:type="simple" chart:class="chart:circle" chart:style-name="ch1">
        <chart:title svg:x="9.631cm" svg:y="0.402cm" chart:style-name="ch2">
          <text:p>SKLEP 3</text:p>
        </chart:title>
        <chart:subtitle svg:x="7.131cm" svg:y="1.447cm" chart:style-name="ch3">
          <text:p>Procentowy udział sprzedaży cytrusów</text:p>
        </chart:subtitle>
        <chart:legend chart:legend-position="bottom" svg:x="5.997cm" svg:y="12.709cm" style:legend-expansion="wide" chart:style-name="ch4"/>
        <chart:plot-area chart:style-name="ch5" table:cell-range-address="Arkusz1.A2:Arkusz1.A6 Arkusz1.D2:Arkusz1.D6" chart:data-source-has-labels="column" svg:x="0.703cm" svg:y="2.927cm" svg:width="20.365cm" svg:height="9.6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594cm" svg:y="2.927cm" svg:width="16.042cm" svg:height="9.6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rkusz1.A2:Arkusz1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Arkusz1.D2:Arkusz1.D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pomarańcze</text:p>
                <draw:g>
                  <svg:desc>Arkusz1.A2:Arkusz1.A6</svg:desc>
                </draw:g>
              </table:table-cell>
              <table:table-cell office:value-type="float" office:value="235">
                <text:p>235</text:p>
                <draw:g>
                  <svg:desc>Arkusz1.D2:Arkusz1.D6</svg:desc>
                </draw:g>
              </table:table-cell>
            </table:table-row>
            <table:table-row>
              <table:table-cell office:value-type="string">
                <text:p>cytryn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banany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ndarynk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 LibreOffice_project/5d19a1bfa650b796764388cd8b33a5af1f5baa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